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>
      <style:text-properties officeooo:paragraph-rsid="000e4b2a"/>
    </style:style>
    <style:style style:name="T1" style:family="text">
      <style:text-properties officeooo:rsid="000e4b2a"/>
    </style:style>
    <style:style style:name="T2" style:family="text">
      <style:text-properties fo:font-size="14pt" officeooo:rsid="000e4b2a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Application Name and Branding</text:h>
      <text:h text:style-name="Heading_20_3" text:outline-level="3">Name Suggestion</text:h>
      <text:p text:style-name="P23"><text:span text:style-name="Strong_20_Emphasis"><text:span text:style-name="T2">Synvoy</text:span></text:span></text:p>
      <text:list text:style-name="L1">
        <text:list-item>
          <text:p text:style-name="P2">Rationale: The name implies connecting people (linking friends or family who want to plan trips or purchases together) and also serves as a nod to “links” to deals, tickets, and items online.</text:p>
        </text:list-item>
        <text:list-item>
          <text:p text:style-name="P1">It is short, easy to spell, and memorable.</text:p>
        </text:list-item>
      </text:list>
      <text:h text:style-name="Heading_20_3" text:outline-level="3">Logo Concept</text:h>
      <text:list text:style-name="L2">
        <text:list-item>
          <text:p text:style-name="P4">A simple, modern icon featuring a stylized globe or map pin connected by a “link” or chain to signify collaboration, discovery, and travel.</text:p>
        </text:list-item>
        <text:list-item>
          <text:p text:style-name="P4">Clean lines, vibrant colors (e.g., a fresh blue or teal to convey trust, technology, and travel).</text:p>
        </text:list-item>
        <text:list-item>
          <text:p text:style-name="P3">The logo should be versatile so it looks good on small screens (mobile icon) and larger displays (website).</text:p>
        </text:list-item>
      </text:list>
      <text:p text:style-name="Horizontal_20_Line"/>
      <text:h text:style-name="Heading_20_2" text:outline-level="2">2. Business Plan</text:h>
      <text:list text:style-name="L3">
        <text:list-item>
          <text:p text:style-name="P5"><text:span text:style-name="Strong_20_Emphasis">Vision and Value Proposition</text:span></text:p>
          <text:list>
            <text:list-item>
              <text:p text:style-name="P6"><text:span text:style-name="Strong_20_Emphasis">Vision</text:span>: To offer users an intelligent companion that proactively finds the best deals for travel, products, and shared activities, while fostering social connections and collaboration.</text:p>
            </text:list-item>
            <text:list-item>
              <text:p text:style-name="P6"><text:span text:style-name="Strong_20_Emphasis">Value Proposition</text:span>:</text:p>
              <text:list>
                <text:list-item>
                  <text:p text:style-name="P6">Automated deal-finding engine for flights, transport, and products.</text:p>
                </text:list-item>
                <text:list-item>
                  <text:p text:style-name="P6">Social collaboration features so users can plan trips or purchases together.</text:p>
                </text:list-item>
                <text:list-item>
                  <text:p text:style-name="P6">Personalized notifications and AI-driven assistance.</text:p>
                </text:list-item>
              </text:list>
            </text:list-item>
          </text:list>
        </text:list-item>
        <text:list-item>
          <text:p text:style-name="P5"><text:span text:style-name="Strong_20_Emphasis">Market Analysis</text:span></text:p>
          <text:list>
            <text:list-item>
              <text:p text:style-name="P6"><text:span text:style-name="Strong_20_Emphasis">Target Audience</text:span>:</text:p>
              <text:list>
                <text:list-item>
                  <text:p text:style-name="P6">Travelers looking for best fare deals.</text:p>
                </text:list-item>
                <text:list-item>
                  <text:p text:style-name="P6">Online shoppers seeking optimal prices.</text:p>
                </text:list-item>
                <text:list-item>
                  <text:p text:style-name="P6">Groups of friends or families who plan outings or share buying goals.</text:p>
                </text:list-item>
              </text:list>
            </text:list-item>
            <text:list-item>
              <text:p text:style-name="P6"><text:span text:style-name="Strong_20_Emphasis">Competition</text:span>:</text:p>
              <text:list>
                <text:list-item>
                  <text:p text:style-name="P6">Travel deal aggregator websites and apps (e.g., Skyscanner, Kayak).</text:p>
                </text:list-item>
                <text:list-item>
                  <text:p text:style-name="P6">Price-comparison tools (e.g., Google Shopping).</text:p>
                </text:list-item>
                <text:list-item>
                  <text:p text:style-name="P6">Social planning or event tools (e.g., Facebook Events, Meetup).</text:p>
                </text:list-item>
              </text:list>
            </text:list-item>
            <text:list-item>
              <text:p text:style-name="P6"><text:span text:style-name="Strong_20_Emphasis">Differentiation</text:span>:</text:p>
              <text:list>
                <text:list-item>
                  <text:p text:style-name="P6">Combined focus on travel, shopping, and social collaboration in a single platform.</text:p>
                </text:list-item>
                <text:list-item>
                  <text:p text:style-name="P6">Real-time notifications when deals match user criteria.</text:p>
                </text:list-item>
                <text:list-item>
                  <text:p text:style-name="P6">AI-driven insights and suggestions.</text:p>
                </text:list-item>
              </text:list>
            </text:list-item>
          </text:list>
        </text:list-item>
        <text:list-item>
          <text:p text:style-name="P5"><text:span text:style-name="Strong_20_Emphasis">Revenue Streams</text:span></text:p>
          <text:list>
            <text:list-item>
              <text:p text:style-name="P6"><text:soft-page-break/><text:span text:style-name="Strong_20_Emphasis">Affiliate Partnerships</text:span>: Earn commissions for referring ticket sales, travel packages, and online product sales.</text:p>
            </text:list-item>
            <text:list-item>
              <text:p text:style-name="P6"><text:span text:style-name="Strong_20_Emphasis">Subscription Model</text:span>: Offer premium features (e.g., advanced search filters, faster deal alerts, AI assistant customization) for a monthly or yearly fee.</text:p>
            </text:list-item>
            <text:list-item>
              <text:p text:style-name="P6"><text:span text:style-name="Strong_20_Emphasis">Advertisements</text:span>: Carefully placed, non-intrusive ads or sponsored listings.</text:p>
            </text:list-item>
            <text:list-item>
              <text:p text:style-name="P6"><text:span text:style-name="Strong_20_Emphasis">Partnership Promotions</text:span>: Collaborate with companies for special deals or exclusive discounts in exchange for a marketing fee.</text:p>
            </text:list-item>
          </text:list>
        </text:list-item>
        <text:list-item>
          <text:p text:style-name="P5"><text:span text:style-name="Strong_20_Emphasis">Growth Strategy</text:span></text:p>
          <text:list>
            <text:list-item>
              <text:p text:style-name="P6"><text:span text:style-name="Strong_20_Emphasis">Early Adopters</text:span>: Begin with a small test group (friends, family, and a closed beta) to refine the user experience.</text:p>
            </text:list-item>
            <text:list-item>
              <text:p text:style-name="P6"><text:span text:style-name="Strong_20_Emphasis">Word of Mouth &amp; Referral Program</text:span>: Encourage existing users to invite new users with referral bonuses or discount codes.</text:p>
            </text:list-item>
            <text:list-item>
              <text:p text:style-name="P6"><text:span text:style-name="Strong_20_Emphasis">Social Media &amp; Content Marketing</text:span>: Showcase success stories (e.g., “I found a flight at half price through <text:span text:style-name="T1">Synvoy</text:span>!”) to attract new users.</text:p>
            </text:list-item>
            <text:list-item>
              <text:p text:style-name="P5"><text:span text:style-name="Strong_20_Emphasis">Scaling</text:span>: Gradually add new features (more travel modes, additional partner stores, advanced AI functionalities).</text:p>
            </text:list-item>
          </text:list>
        </text:list-item>
      </text:list>
      <text:p text:style-name="Horizontal_20_Line"/>
      <text:h text:style-name="Heading_20_2" text:outline-level="2">3. Application Structure and Technical Overview</text:h>
      <text:p text:style-name="Text_20_body">Below is a high-level approach to building and organizing your application. Since you plan to start with Android and then move on to iOS, keeping a modular, API-driven approach is key.</text:p>
      <text:h text:style-name="Heading_20_3" text:outline-level="3">3.1 Overall Architecture</text:h>
      <text:list text:style-name="L4">
        <text:list-item>
          <text:p text:style-name="P7"><text:span text:style-name="Strong_20_Emphasis">Front-End</text:span></text:p>
          <text:list>
            <text:list-item>
              <text:p text:style-name="P8"><text:span text:style-name="Strong_20_Emphasis">Android App</text:span> (initial development)</text:p>
              <text:list>
                <text:list-item>
                  <text:p text:style-name="P8">Built using Kotlin or Java (Kotlin is preferred for modern Android development).</text:p>
                </text:list-item>
                <text:list-item>
                  <text:p text:style-name="P8">Use an MVVM (Model-View-ViewModel) or Clean Architecture approach to keep code maintainable and testable.</text:p>
                </text:list-item>
                <text:list-item>
                  <text:p text:style-name="P8">Implement Jetpack components (e.g., ViewModel, LiveData/Flow, Room) to manage local data and state.</text:p>
                </text:list-item>
              </text:list>
            </text:list-item>
            <text:list-item>
              <text:p text:style-name="P8"><text:span text:style-name="Strong_20_Emphasis">iOS App</text:span> (future)</text:p>
              <text:list>
                <text:list-item>
                  <text:p text:style-name="P8">Plan for Swift with SwiftUI for a consistent, modern UI.</text:p>
                </text:list-item>
                <text:list-item>
                  <text:p text:style-name="P8">Similarly adopt MVVM or Clean Architecture patterns to keep logic separate from UI.</text:p>
                </text:list-item>
              </text:list>
            </text:list-item>
            <text:list-item>
              <text:p text:style-name="P8"><text:span text:style-name="Strong_20_Emphasis">Web Application</text:span></text:p>
              <text:list>
                <text:list-item>
                  <text:p text:style-name="P8">Optionally build with modern JavaScript frameworks (e.g., React, Vue, or Angular) for broader reach.</text:p>
                </text:list-item>
                <text:list-item>
                  <text:p text:style-name="P8">Provide a consistent user experience and feature parity with mobile apps wherever possible.</text:p>
                </text:list-item>
              </text:list>
            </text:list-item>
          </text:list>
        </text:list-item>
        <text:list-item>
          <text:p text:style-name="P7"><text:span text:style-name="Strong_20_Emphasis">Back-End</text:span></text:p>
          <text:list>
            <text:list-item>
              <text:p text:style-name="P8"><text:span text:style-name="Strong_20_Emphasis">Server &amp; Database</text:span></text:p>
              <text:list>
                <text:list-item>
                  <text:p text:style-name="P8">A cloud-hosted back-end (e.g., AWS, Google Cloud, or Azure).</text:p>
                </text:list-item>
                <text:list-item>
                  <text:p text:style-name="P8"><text:soft-page-break/>Use Node.js/Express or a comparable framework (e.g., Python/Django, Java/Spring) for RESTful APIs.</text:p>
                </text:list-item>
                <text:list-item>
                  <text:p text:style-name="P8">A relational database (e.g., PostgreSQL or MySQL) or a NoSQL database (e.g., MongoDB) depending on data structure needs.</text:p>
                </text:list-item>
              </text:list>
            </text:list-item>
            <text:list-item>
              <text:p text:style-name="P8"><text:span text:style-name="Strong_20_Emphasis">Microservices (optional)</text:span></text:p>
              <text:list>
                <text:list-item>
                  <text:p text:style-name="P8">As the app grows, consider breaking the back-end into microservices for travel deals, price tracking, user management, notifications, etc.</text:p>
                </text:list-item>
              </text:list>
            </text:list-item>
          </text:list>
        </text:list-item>
        <text:list-item>
          <text:p text:style-name="P7"><text:span text:style-name="Strong_20_Emphasis">Key Modules</text:span></text:p>
          <text:list>
            <text:list-item>
              <text:p text:style-name="P8"><text:span text:style-name="Strong_20_Emphasis">User Module</text:span></text:p>
              <text:list>
                <text:list-item>
                  <text:p text:style-name="P8">Sign-up, login, profile management.</text:p>
                </text:list-item>
                <text:list-item>
                  <text:p text:style-name="P8">Social connections (friend lists, user groups).</text:p>
                </text:list-item>
              </text:list>
            </text:list-item>
            <text:list-item>
              <text:p text:style-name="P8"><text:span text:style-name="Strong_20_Emphasis">Search &amp; Deals Module</text:span></text:p>
              <text:list>
                <text:list-item>
                  <text:p text:style-name="P8">Integrates with third-party APIs for flights, public transport, or e-commerce platforms.</text:p>
                </text:list-item>
                <text:list-item>
                  <text:p text:style-name="P8">Constantly checks and compares prices, triggers notifications upon detecting match.</text:p>
                </text:list-item>
                <text:list-item>
                  <text:p text:style-name="P8">Machine learning or AI to predict best purchase times for travel tickets (future enhancement).</text:p>
                </text:list-item>
              </text:list>
            </text:list-item>
            <text:list-item>
              <text:p text:style-name="P8"><text:span text:style-name="Strong_20_Emphasis">Notifications &amp; Alerts Module</text:span></text:p>
              <text:list>
                <text:list-item>
                  <text:p text:style-name="P8">Push notifications for mobile.</text:p>
                </text:list-item>
                <text:list-item>
                  <text:p text:style-name="P8">Email or SMS alerts (configurable by user).</text:p>
                </text:list-item>
              </text:list>
            </text:list-item>
            <text:list-item>
              <text:p text:style-name="P8"><text:span text:style-name="Strong_20_Emphasis">AI Assistant Module</text:span></text:p>
              <text:list>
                <text:list-item>
                  <text:p text:style-name="P8">Provides conversation-based interactions with the user for:</text:p>
                  <text:list>
                    <text:list-item>
                      <text:p text:style-name="P8">Planning trips or item purchases.</text:p>
                    </text:list-item>
                    <text:list-item>
                      <text:p text:style-name="P8">Suggesting new ideas or alternative products/travel routes.</text:p>
                    </text:list-item>
                  </text:list>
                </text:list-item>
                <text:list-item>
                  <text:p text:style-name="P8">Can be powered by an AI/ML service or a custom natural language processing model.</text:p>
                </text:list-item>
              </text:list>
            </text:list-item>
          </text:list>
        </text:list-item>
        <text:list-item>
          <text:p text:style-name="P7"><text:span text:style-name="Strong_20_Emphasis">Security and Data Privacy</text:span></text:p>
          <text:list>
            <text:list-item>
              <text:p text:style-name="P8"><text:span text:style-name="Strong_20_Emphasis">User Data Protection</text:span>: Encrypt sensitive data (e.g., personal info, payment info) in transit (HTTPS) and at rest.</text:p>
            </text:list-item>
            <text:list-item>
              <text:p text:style-name="P8"><text:span text:style-name="Strong_20_Emphasis">API Security</text:span>: Use token-based authentication (JWT) or OAuth.</text:p>
            </text:list-item>
            <text:list-item>
              <text:p text:style-name="P7"><text:span text:style-name="Strong_20_Emphasis">GDPR/CCPA Compliance</text:span> (depending on regions): Provide users with data control and transparency.</text:p>
            </text:list-item>
          </text:list>
        </text:list-item>
      </text:list>
      <text:p text:style-name="Horizontal_20_Line"/>
      <text:h text:style-name="Heading_20_2" text:outline-level="2">4. Development Roadmap</text:h>
      <text:h text:style-name="Heading_20_3" text:outline-level="3">Phase 1: Concept Validation and MVP</text:h>
      <text:list text:style-name="L5">
        <text:list-item>
          <text:p text:style-name="P10"><text:span text:style-name="Strong_20_Emphasis">Features</text:span>:</text:p>
          <text:list>
            <text:list-item>
              <text:p text:style-name="P10">User Registration and Profile.</text:p>
            </text:list-item>
            <text:list-item>
              <text:p text:style-name="P10">Simple “deal watching” for flights or a single product type.</text:p>
            </text:list-item>
            <text:list-item>
              <text:p text:style-name="P10">Basic AI assistant with limited question-and-answer capability.</text:p>
            </text:list-item>
            <text:list-item>
              <text:p text:style-name="P10">Push Notifications (Android).</text:p>
            </text:list-item>
          </text:list>
        </text:list-item>
        <text:list-item>
          <text:p text:style-name="P10"><text:span text:style-name="Strong_20_Emphasis">Goals</text:span>:</text:p>
          <text:list>
            <text:list-item>
              <text:p text:style-name="P10"><text:soft-page-break/>Validate the user experience and confirm market interest.</text:p>
            </text:list-item>
            <text:list-item>
              <text:p text:style-name="P9">Collect feedback from a small user base (family, friends, or closed beta testers).</text:p>
            </text:list-item>
          </text:list>
        </text:list-item>
      </text:list>
      <text:h text:style-name="Heading_20_3" text:outline-level="3">Phase 2: Extended Search &amp; Social Features</text:h>
      <text:list text:style-name="L6">
        <text:list-item>
          <text:p text:style-name="P12"><text:span text:style-name="Strong_20_Emphasis">Features</text:span>:</text:p>
          <text:list>
            <text:list-item>
              <text:p text:style-name="P12">Multiple destinations, budget planning, multi-currency support.</text:p>
            </text:list-item>
            <text:list-item>
              <text:p text:style-name="P12">Social connections (invite friends, share itineraries, group planning).</text:p>
            </text:list-item>
            <text:list-item>
              <text:p text:style-name="P12">Enhanced price comparison (more APIs, more transport or product categories).</text:p>
            </text:list-item>
          </text:list>
        </text:list-item>
        <text:list-item>
          <text:p text:style-name="P12"><text:span text:style-name="Strong_20_Emphasis">Goals</text:span>:</text:p>
          <text:list>
            <text:list-item>
              <text:p text:style-name="P12">Expand the user community.</text:p>
            </text:list-item>
            <text:list-item>
              <text:p text:style-name="P11">Introduce optional premium features (e.g., advanced search filters, detailed analytics).</text:p>
            </text:list-item>
          </text:list>
        </text:list-item>
      </text:list>
      <text:h text:style-name="Heading_20_3" text:outline-level="3">Phase 3: AI Expansion &amp; Monetization</text:h>
      <text:list text:style-name="L7">
        <text:list-item>
          <text:p text:style-name="P14"><text:span text:style-name="Strong_20_Emphasis">Features</text:span>:</text:p>
          <text:list>
            <text:list-item>
              <text:p text:style-name="P14">Improved AI assistant for trip planning and product recommendations.</text:p>
            </text:list-item>
            <text:list-item>
              <text:p text:style-name="P14">Predictive analytics for best purchase times (historical price data, patterns).</text:p>
            </text:list-item>
            <text:list-item>
              <text:p text:style-name="P14">Refined subscription and ad-based monetization.</text:p>
            </text:list-item>
          </text:list>
        </text:list-item>
        <text:list-item>
          <text:p text:style-name="P14"><text:span text:style-name="Strong_20_Emphasis">Goals</text:span>:</text:p>
          <text:list>
            <text:list-item>
              <text:p text:style-name="P14">Drive sustainable revenue.</text:p>
            </text:list-item>
            <text:list-item>
              <text:p text:style-name="P13">Differentiate from competitors with more powerful AI features.</text:p>
            </text:list-item>
          </text:list>
        </text:list-item>
      </text:list>
      <text:h text:style-name="Heading_20_3" text:outline-level="3">Phase 4: iOS and Web Rollout</text:h>
      <text:list text:style-name="L8">
        <text:list-item>
          <text:p text:style-name="P16"><text:span text:style-name="Strong_20_Emphasis">Features</text:span>:</text:p>
          <text:list>
            <text:list-item>
              <text:p text:style-name="P16">Develop and launch iOS version with feature parity.</text:p>
            </text:list-item>
            <text:list-item>
              <text:p text:style-name="P16">Release a full-fledged web app for cross-platform accessibility.</text:p>
            </text:list-item>
          </text:list>
        </text:list-item>
        <text:list-item>
          <text:p text:style-name="P16"><text:span text:style-name="Strong_20_Emphasis">Goals</text:span>:</text:p>
          <text:list>
            <text:list-item>
              <text:p text:style-name="P16">Expand user base to all major platforms.</text:p>
            </text:list-item>
            <text:list-item>
              <text:p text:style-name="P15">Maintain consistent user experience across devices.</text:p>
            </text:list-item>
          </text:list>
        </text:list-item>
      </text:list>
      <text:p text:style-name="Horizontal_20_Line"/>
      <text:h text:style-name="Heading_20_2" text:outline-level="2">5. Testing and Quality Assurance</text:h>
      <text:list text:style-name="L9">
        <text:list-item>
          <text:p text:style-name="P18"><text:span text:style-name="Strong_20_Emphasis">Unit Testing</text:span>:</text:p>
          <text:list>
            <text:list-item>
              <text:p text:style-name="P18">Test each module (User, Deals, Notifications) separately.</text:p>
            </text:list-item>
          </text:list>
        </text:list-item>
        <text:list-item>
          <text:p text:style-name="P18"><text:span text:style-name="Strong_20_Emphasis">Integration Testing</text:span>:</text:p>
          <text:list>
            <text:list-item>
              <text:p text:style-name="P18">Check how modules and third-party APIs work together.</text:p>
            </text:list-item>
          </text:list>
        </text:list-item>
        <text:list-item>
          <text:p text:style-name="P18"><text:span text:style-name="Strong_20_Emphasis">UI/UX Testing</text:span>:</text:p>
          <text:list>
            <text:list-item>
              <text:p text:style-name="P18">Ensure the app flows logically and is user-friendly; gather feedback from beta testers.</text:p>
            </text:list-item>
          </text:list>
        </text:list-item>
        <text:list-item>
          <text:p text:style-name="P18"><text:span text:style-name="Strong_20_Emphasis">Performance Testing</text:span>:</text:p>
          <text:list>
            <text:list-item>
              <text:p text:style-name="P18">Simulate large user loads and large volumes of API calls.</text:p>
            </text:list-item>
          </text:list>
        </text:list-item>
        <text:list-item>
          <text:p text:style-name="P18"><text:span text:style-name="Strong_20_Emphasis">Security Audits</text:span>:</text:p>
          <text:list>
            <text:list-item>
              <text:p text:style-name="P17">Regularly check for vulnerabilities (e.g., OWASP top 10).</text:p>
            </text:list-item>
          </text:list>
        </text:list-item>
      </text:list>
      <text:p text:style-name="Horizontal_20_Line"/>
      <text:h text:style-name="Heading_20_2" text:outline-level="2"><text:soft-page-break/>6. Future Revenue Possibilities</text:h>
      <text:list text:style-name="L10">
        <text:list-item>
          <text:p text:style-name="P20"><text:span text:style-name="Strong_20_Emphasis">Partnerships</text:span>:</text:p>
          <text:list>
            <text:list-item>
              <text:p text:style-name="P20">Collaborate with airlines, travel agencies, and e-commerce platforms for commission-based deals.</text:p>
            </text:list-item>
          </text:list>
        </text:list-item>
        <text:list-item>
          <text:p text:style-name="P20"><text:span text:style-name="Strong_20_Emphasis">Premium Features</text:span>:</text:p>
          <text:list>
            <text:list-item>
              <text:p text:style-name="P20">Offer “early access” to deals, deeper analytics on price trends, or advanced AI planning.</text:p>
            </text:list-item>
          </text:list>
        </text:list-item>
        <text:list-item>
          <text:p text:style-name="P20"><text:span text:style-name="Strong_20_Emphasis">Marketplace Expansion</text:span>:</text:p>
          <text:list>
            <text:list-item>
              <text:p text:style-name="P20">Let local tour providers or event organizers pay a fee to appear as recommendations in the app.</text:p>
            </text:list-item>
          </text:list>
        </text:list-item>
        <text:list-item>
          <text:p text:style-name="P20"><text:span text:style-name="Strong_20_Emphasis">Sponsored Content</text:span>:</text:p>
          <text:list>
            <text:list-item>
              <text:p text:style-name="P19">Display sponsored deals or featured products in a dedicated section of the app.</text:p>
            </text:list-item>
          </text:list>
        </text:list-item>
      </text:list>
      <text:p text:style-name="Horizontal_20_Line"/>
      <text:h text:style-name="Heading_20_2" text:outline-level="2">7. Summary</text:h>
      <text:list text:style-name="L11">
        <text:list-item>
          <text:p text:style-name="P22"><text:span text:style-name="Strong_20_Emphasis"><text:span text:style-name="T1">Synvoy</text:span></text:span> is designed as an all-in-one deal finder for travel and products, enriched with social planning tools and AI assistance.</text:p>
        </text:list-item>
        <text:list-item>
          <text:p text:style-name="P22">Begin with a focused MVP on Android, refine the features, and add social functionality and monetization options as you grow.</text:p>
        </text:list-item>
        <text:list-item>
          <text:p text:style-name="P22">Emphasize usability, real-time notifications, and data security.</text:p>
        </text:list-item>
        <text:list-item>
          <text:p text:style-name="P21">Leverage affiliate links, premium subscriptions, and strategic partnerships to generate revenue once the user base expand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2:42:47.656201887</meta:creation-date>
    <dc:date>2025-12-19T00:31:45.844799077</dc:date>
    <meta:editing-duration>PT3M1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38" meta:word-count="1223" meta:character-count="7877" meta:non-whitespace-character-count="6914"/>
  </office:meta>
</office:document-meta>
</file>